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text-properties officeooo:paragraph-rsid="001a8aac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Заголовок_20_1_20_без_20_номера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392_4004543851" office:name="ВВЕДЕНИЕ" text:style-name="Index_20_Link" text:visited-style-name="Index_20_Link">ВВЕДЕНИЕ<text:tab/>3</text:a></text:p>
          <text:p text:style-name="P3"><text:a xlink:type="simple" xlink:href="#__RefHeading___Toc171_4004543851" office:name="# Основные направления деятельности" text:style-name="Index_20_Link" text:visited-style-name="Index_20_Link">1 # Основные направления деятельности<text:tab/>3</text:a></text:p>
          <text:p text:style-name="P4"><text:a xlink:type="simple" xlink:href="#__RefHeading___Toc173_4004543851" office:name="Экспериментальные исследования" text:style-name="Index_20_Link" text:visited-style-name="Index_20_Link">1.1 Экспериментальные исследования<text:tab/>3</text:a></text:p>
          <text:p text:style-name="P5"><text:a xlink:type="simple" xlink:href="#__RefHeading___Toc175_4004543851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5"><text:a xlink:type="simple" xlink:href="#__RefHeading___Toc177_4004543851" office:name="Сбор данных" text:style-name="Index_20_Link" text:visited-style-name="Index_20_Link">1.1.2 Сбор данных<text:tab/>3</text:a></text:p>
          <text:p text:style-name="P4"><text:a xlink:type="simple" xlink:href="#__RefHeading___Toc179_4004543851" office:name="Анализ данных" text:style-name="Index_20_Link" text:visited-style-name="Index_20_Link">1.2 Анализ данных<text:tab/>3</text:a></text:p>
          <text:p text:style-name="P5"><text:a xlink:type="simple" xlink:href="#__RefHeading___Toc181_4004543851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5"><text:a xlink:type="simple" xlink:href="#__RefHeading___Toc183_4004543851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4"><text:a xlink:type="simple" xlink:href="#__RefHeading___Toc185_4004543851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5"><text:a xlink:type="simple" xlink:href="#__RefHeading___Toc187_4004543851" office:name="Создание прототипов" text:style-name="Index_20_Link" text:visited-style-name="Index_20_Link">1.3.1 Создание прототипов<text:tab/>4</text:a></text:p>
          <text:p text:style-name="P5"><text:a xlink:type="simple" xlink:href="#__RefHeading___Toc189_4004543851" office:name="Тестирование прототипов" text:style-name="Index_20_Link" text:visited-style-name="Index_20_Link">Тестирование прототипов<text:tab/>4</text:a></text:p>
          <text:p text:style-name="P5"><text:a xlink:type="simple" xlink:href="#__RefHeading___Toc191_4004543851" office:name="Подготовка отчётов и презентаций" text:style-name="Index_20_Link" text:visited-style-name="Index_20_Link">1.3.2 Подготовка отчётов и презентаций<text:tab/>4</text:a></text:p>
          <text:p text:style-name="P5"><text:a xlink:type="simple" xlink:href="#__RefHeading___Toc193_4004543851" office:name="Оформление результатов исследований" text:style-name="Index_20_Link" text:visited-style-name="Index_20_Link">1.3.3 Оформление результатов исследований<text:tab/>4</text:a></text:p>
          <text:p text:style-name="P5"><text:a xlink:type="simple" xlink:href="#__RefHeading___Toc195_4004543851" office:name="Публикация результатов" text:style-name="Index_20_Link" text:visited-style-name="Index_20_Link">1.3.4 Публикация результатов<text:tab/>4</text:a></text:p>
          <text:p text:style-name="P4"><text:a xlink:type="simple" xlink:href="#__RefHeading___Toc197_4004543851" office:name="Сотрудничество" text:style-name="Index_20_Link" text:visited-style-name="Index_20_Link">1.4 Сотрудничество<text:tab/>4</text:a></text:p>
          <text:p text:style-name="P5"><text:a xlink:type="simple" xlink:href="#__RefHeading___Toc199_4004543851" office:name="Работа в команде" text:style-name="Index_20_Link" text:visited-style-name="Index_20_Link">1.4.1 Работа в команде<text:tab/>4</text:a></text:p>
          <text:p text:style-name="P5"><text:a xlink:type="simple" xlink:href="#__RefHeading___Toc201_4004543851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3"><text:a xlink:type="simple" xlink:href="#__RefHeading___Toc246_4004543851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4"><text:a xlink:type="simple" xlink:href="#__RefHeading___Toc248_4004543851" office:name="Технические навыки" text:style-name="Index_20_Link" text:visited-style-name="Index_20_Link">2.1 Технические навыки<text:tab/>5</text:a></text:p>
          <text:p text:style-name="P4"><text:a xlink:type="simple" xlink:href="#__RefHeading___Toc250_4004543851" office:name="Личностные качества" text:style-name="Index_20_Link" text:visited-style-name="Index_20_Link">2.2 Личностные качества<text:tab/>5</text:a></text:p>
          <text:p text:style-name="P3"><text:a xlink:type="simple" xlink:href="#__RefHeading___Toc252_4004543851" office:name="Сферы применения" text:style-name="Index_20_Link" text:visited-style-name="Index_20_Link">3 Сферы применения<text:tab/>5</text:a></text:p>
          <text:p text:style-name="P4"><text:a xlink:type="simple" xlink:href="#__RefHeading___Toc254_4004543851" office:name="Роль в современном бизнесе" text:style-name="Index_20_Link" text:visited-style-name="Index_20_Link">3.1 Роль в современном бизнесе<text:tab/>5</text:a></text:p>
          <text:p text:style-name="P4"><text:a xlink:type="simple" xlink:href="#__RefHeading___Toc256_4004543851" office:name="Перспективы развития" text:style-name="Index_20_Link" text:visited-style-name="Index_20_Link">3.2 Перспективы развития<text:tab/>6</text:a></text:p>
          <text:p text:style-name="P3"><text:a xlink:type="simple" xlink:href="#__RefHeading___Toc258_4004543851" office:name="Требования к образованию" text:style-name="Index_20_Link" text:visited-style-name="Index_20_Link">4 Требования к образованию<text:tab/>6</text:a></text:p>
          <text:p text:style-name="P3"><text:a xlink:type="simple" xlink:href="#__RefHeading___Toc260_4004543851" office:name="Заключение" text:style-name="Index_20_Link" text:visited-style-name="Index_20_Link">5 Заключение<text:tab/>6</text:a></text:p>
        </text:index-body>
      </text:table-of-content>
      <text:p text:style-name="P1"/>
      <text:h text:style-name="P6" text:outline-level="1"><text:bookmark-start text:name="__RefHeading___Toc392_4004543851"/>ВВЕДЕНИЕ<text:bookmark-end text:name="__RefHeading___Toc392_4004543851"/></text:h>
      <text:p text:style-name="P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71_4004543851"/># Основные направления деятельности<text:bookmark-end text:name="__RefHeading___Toc171_4004543851"/></text:h>
      <text:p text:style-name="P1"/>
      <text:p text:style-name="P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73_4004543851"/>Экспериментальные исследования<text:bookmark-end text:name="__RefHeading___Toc173_4004543851"/></text:h>
      <text:h text:style-name="Heading_20_3" text:outline-level="3"><text:bookmark-start text:name="__RefHeading___Toc175_4004543851"/>Разработка и проведение экспериментов<text:bookmark-end text:name="__RefHeading___Toc175_4004543851"/></text:h>
      <text:p text:style-name="P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77_4004543851"/>Сбор данных<text:bookmark-end text:name="__RefHeading___Toc177_4004543851"/></text:h>
      <text:p text:style-name="P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79_4004543851"/>Анализ данных<text:bookmark-end text:name="__RefHeading___Toc179_4004543851"/></text:h>
      <text:h text:style-name="Heading_20_3" text:outline-level="3"><text:bookmark-start text:name="__RefHeading___Toc181_4004543851"/>Обработка и интерпретация полученных данных<text:bookmark-end text:name="__RefHeading___Toc181_4004543851"/></text:h>
      <text:p text:style-name="P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83_4004543851"/><text:soft-page-break/>Применение методов моделирования и симуляции<text:bookmark-end text:name="__RefHeading___Toc183_4004543851"/></text:h>
      <text:p text:style-name="P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85_4004543851"/>Разработка и тестирование прототипов<text:bookmark-end text:name="__RefHeading___Toc185_4004543851"/></text:h>
      <text:h text:style-name="Heading_20_3" text:outline-level="3"><text:bookmark-start text:name="__RefHeading___Toc187_4004543851"/>Создание прототипов<text:bookmark-end text:name="__RefHeading___Toc187_4004543851"/></text:h>
      <text:p text:style-name="P1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 text:is-list-header="true"><text:bookmark-start text:name="__RefHeading___Toc189_4004543851"/>Тестирование прототипов<text:bookmark-end text:name="__RefHeading___Toc189_4004543851"/></text:h>
      <text:p text:style-name="P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191_4004543851"/>Подготовка отчётов и презентаций<text:bookmark-end text:name="__RefHeading___Toc191_4004543851"/></text:h>
      <text:h text:style-name="Heading_20_3" text:outline-level="3"><text:bookmark-start text:name="__RefHeading___Toc193_4004543851"/>Оформление результатов исследований<text:bookmark-end text:name="__RefHeading___Toc193_4004543851"/></text:h>
      <text:p text:style-name="P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95_4004543851"/>Публикация результатов<text:bookmark-end text:name="__RefHeading___Toc195_4004543851"/></text:h>
      <text:p text:style-name="P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97_4004543851"/>Сотрудничество<text:bookmark-end text:name="__RefHeading___Toc197_4004543851"/></text:h>
      <text:h text:style-name="Heading_20_3" text:outline-level="3"><text:bookmark-start text:name="__RefHeading___Toc199_4004543851"/>Работа в команде<text:bookmark-end text:name="__RefHeading___Toc199_4004543851"/></text:h>
      <text:p text:style-name="P1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201_4004543851"/>Участие в междисциплинарных проектах<text:bookmark-end text:name="__RefHeading___Toc201_4004543851"/></text:h>
      <text:p text:style-name="P1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46_4004543851"/>Ключевые компетенции специалиста<text:bookmark-end text:name="__RefHeading___Toc246_4004543851"/></text:h>
      <text:h text:style-name="Heading_20_2" text:outline-level="2"><text:bookmark-start text:name="__RefHeading___Toc248_4004543851"/>Технические навыки<text:bookmark-end text:name="__RefHeading___Toc248_4004543851"/></text:h>
      <text:p text:style-name="P1">- Глубокие знания в профильной области</text:p>
      <text:p text:style-name="P1">- Умение работать с современным оборудованием</text:p>
      <text:p text:style-name="P1">- Навыки программирования</text:p>
      <text:p text:style-name="P1">- Способность к математическому моделированию</text:p>
      <text:h text:style-name="Heading_20_2" text:outline-level="2"><text:bookmark-start text:name="__RefHeading___Toc250_4004543851"/>Личностные качества<text:bookmark-end text:name="__RefHeading___Toc250_4004543851"/></text:h>
      <text:p text:style-name="P1">- Аналитическое мышление</text:p>
      <text:p text:style-name="P1">- Способность к критическому анализу</text:p>
      <text:p text:style-name="P1">- Гибкость мышления</text:p>
      <text:p text:style-name="P1">- Коммуникабельность</text:p>
      <text:p text:style-name="P1">- Стремление к постоянному обучению</text:p>
      <text:h text:style-name="Heading_20_1" text:outline-level="1"><text:bookmark-start text:name="__RefHeading___Toc252_4004543851"/>Сферы применения<text:bookmark-end text:name="__RefHeading___Toc252_4004543851"/></text:h>
      <text:p text:style-name="P1">Инженеры-исследователи востребованы в:</text:p>
      <text:p text:style-name="P1">- Машиностроении</text:p>
      <text:p text:style-name="P1">- Электронике</text:p>
      <text:p text:style-name="P1">- Энергетике</text:p>
      <text:p text:style-name="P1">- Биотехнологиях</text:p>
      <text:p text:style-name="P1">- IT-индустрии</text:p>
      <text:p text:style-name="P1">- Химической промышленности</text:p>
      <text:h text:style-name="Heading_20_2" text:outline-level="2"><text:bookmark-start text:name="__RefHeading___Toc254_4004543851"/>Роль в современном бизнесе<text:bookmark-end text:name="__RefHeading___Toc254_4004543851"/></text:h>
      <text:p text:style-name="P1">Преимущества для компании:</text:p>
      <text:p text:style-name="P1"><text:soft-page-break/>- Внедрение передовых технологий</text:p>
      <text:p text:style-name="P1">- Оптимизация производственных процессов</text:p>
      <text:p text:style-name="P1">- Разработка инновационных продуктов</text:p>
      <text:p text:style-name="P1">- Снижение затрат</text:p>
      <text:p text:style-name="P1">- Повышение конкурентоспособности</text:p>
      <text:h text:style-name="Heading_20_2" text:outline-level="2"><text:bookmark-start text:name="__RefHeading___Toc256_4004543851"/>Перспективы развития<text:bookmark-end text:name="__RefHeading___Toc256_4004543851"/></text:h>
      <text:p text:style-name="P1">Карьерный рост инженера-исследователя может включать:</text:p>
      <text:p text:style-name="P1">- Руководящие позиции в отделах исследований и разработок</text:p>
      <text:p text:style-name="P1">- Создание собственных исследовательских проектов</text:p>
      <text:p text:style-name="P1">- Переход в академическую сферу</text:p>
      <text:p text:style-name="P1">- Основание инновационных компаний</text:p>
      <text:h text:style-name="Heading_20_1" text:outline-level="1"><text:bookmark-start text:name="__RefHeading___Toc258_4004543851"/>Требования к образованию<text:bookmark-end text:name="__RefHeading___Toc258_4004543851"/></text:h>
      <text:p text:style-name="P1">Для работы инженером-исследователем необходимо:</text:p>
      <text:p text:style-name="P1">- Высшее техническое образование</text:p>
      <text:p text:style-name="P1">- Магистратура или аспирантура</text:p>
      <text:p text:style-name="P1">- Практический опыт в выбранной области</text:p>
      <text:p text:style-name="P1">- Знание современных методов исследования</text:p>
      <text:p text:style-name="P1">- Владение специализированным программным обеспечением</text:p>
      <text:h text:style-name="Заголовок_20_1_20_без_20_номера" text:outline-level="1"><text:bookmark-start text:name="__RefHeading___Toc260_4004543851"/>ЗАКЛЮЧЕНИЕ<text:bookmark-end text:name="__RefHeading___Toc260_4004543851"/></text:h>
      <text:p text:style-name="P1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/>
      <style:text-properties fo:font-weight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4:42:51.368776000</meta:creation-date>
    <meta:generator>LibreOffice/25.8.1.1$MacOSX_X86_64 LibreOffice_project/54047653041915e595ad4e45cccea684809c77b5</meta:generator>
    <dc:date>2025-09-11T15:20:23.534892000</dc:date>
    <meta:editing-duration>PT13M48S</meta:editing-duration>
    <meta:editing-cycles>4</meta:editing-cycles>
    <meta:document-statistic meta:table-count="0" meta:image-count="0" meta:object-count="0" meta:page-count="6" meta:paragraph-count="98" meta:word-count="651" meta:character-count="5207" meta:non-whitespace-character-count="4675"/>
  </office:meta>
</office:document-meta>
</file>